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paragraph-properties fo:break-before="auto" fo:break-after="auto"/>
    </style:style>
    <style:style style:name="P2" style:family="paragraph" style:parent-style-name="Heading_20_1">
      <style:paragraph-properties fo:break-before="auto" fo:break-after="auto"/>
    </style:style>
    <style:style style:name="P3" style:family="paragraph" style:parent-style-name="Heading_20_2">
      <style:paragraph-properties fo:break-before="auto" fo:break-after="auto"/>
    </style:style>
    <style:style style:name="P4" style:family="paragraph" style:parent-style-name="Standard">
      <style:paragraph-properties fo:margin-left="0cm" fo:margin-right="0cm" fo:text-indent="0cm" style:auto-text-indent="false"/>
    </style:style>
    <style:style style:name="P5" style:family="paragraph" style:parent-style-name="Title" style:master-page-name="Standard">
      <style:paragraph-properties fo:text-align="center" style:justify-single-word="false" style:page-number="1" fo:break-before="auto" fo:break-after="auto"/>
    </style:style>
    <style:style style:name="P6" style:family="paragraph" style:parent-style-name="Standard" style:list-style-name="WWNum3">
      <style:paragraph-properties fo:margin-left="1.27cm" fo:margin-right="0cm" fo:text-indent="-0.635cm" style:auto-text-indent="false"/>
    </style:style>
    <style:style style:name="P7" style:family="paragraph" style:parent-style-name="Standard" style:list-style-name="WWNum2">
      <style:paragraph-properties fo:margin-left="1.27cm" fo:margin-right="0cm" fo:text-indent="-0.635cm" style:auto-text-indent="false"/>
    </style:style>
    <style:style style:name="P8" style:family="paragraph" style:parent-style-name="Standard" style:list-style-name="WWNum3">
      <style:paragraph-properties fo:margin-left="1.27cm" fo:margin-right="0cm" fo:text-indent="-0.635cm" style:auto-text-indent="false"/>
      <style:text-properties officeooo:rsid="001382fd" officeooo:paragraph-rsid="001382fd"/>
    </style:style>
    <style:style style:name="P9" style:family="paragraph" style:parent-style-name="Standard">
      <style:text-properties officeooo:paragraph-rsid="00136799"/>
    </style:style>
    <style:style style:name="P10" style:family="paragraph" style:parent-style-name="Standard">
      <style:text-properties officeooo:rsid="00153a72" officeooo:paragraph-rsid="00153a72"/>
    </style:style>
    <style:style style:name="P11" style:family="paragraph" style:parent-style-name="Standard" style:list-style-name="L2">
      <style:text-properties officeooo:rsid="00153a72" officeooo:paragraph-rsid="00153a72"/>
    </style:style>
    <style:style style:name="P12" style:family="paragraph" style:parent-style-name="Standard" style:list-style-name="L3">
      <style:text-properties officeooo:rsid="00153a72" officeooo:paragraph-rsid="00153a72"/>
    </style:style>
    <style:style style:name="P13" style:family="paragraph" style:parent-style-name="Standard" style:list-style-name="L3">
      <style:text-properties officeooo:rsid="00153a72" officeooo:paragraph-rsid="001659ab"/>
    </style:style>
    <style:style style:name="T1" style:family="text">
      <style:text-properties officeooo:rsid="00136799"/>
    </style:style>
    <style:style style:name="T2" style:family="text">
      <style:text-properties officeooo:rsid="00153a72"/>
    </style:style>
    <style:style style:name="T3" style:family="text">
      <style:text-properties officeooo:rsid="001659a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_x9vurliab46u"/>Design Document for a Sodium Ion Battery Charger</text:p>
      <text:p text:style-name="P1"/>
      <text:p text:style-name="P2"><text:bookmark text:name="_r1svqy661kgb"/>Introduction</text:p>
      <text:p text:style-name="P1">This document outlines the design of a Graphical User Interface (GUI) that implements a Sodium Ion Battery (SIB) charger using a Tenma programmable power supply unit (PSU). The GUI is implemented in C++ and using the Qt package.</text:p>
      <text:p text:style-name="P1">It should be noted that a separate thread is used to issue commands to the PSU. This implementation involves sending a command and waiting for a response. This will probably mean that some type of state machine will need to be employed.</text:p>
      <text:p text:style-name="P2"><text:bookmark text:name="_soxaf2w4ilw"/>User Interactions</text:p>
      <text:p text:style-name="P3"><text:bookmark text:name="_hfdur2o2nmk7"/>Select Configuration File</text:p>
      <text:p text:style-name="P1">Implemented as a file selection dialog.</text:p>
      <text:p text:style-name="P1">No serial port can be selected until a valid configuration file has been selected.</text:p>
      <text:p text:style-name="P3"><text:bookmark text:name="_gxd89xp7lzan"/>Select Serial Port</text:p>
      <text:p text:style-name="P1">Implemented as a drop down list of all the serial ports available on the device. The user selects the serial port to which is connected to the PSU.</text:p>
      <text:p text:style-name="P3"><text:bookmark text:name="_px6y97njjb5l"/>Open</text:p>
      <text:p text:style-name="P1">Implemented as a push button. The program will attempt to open the serial port selected by the user and communicate with an attached PSU.</text:p>
      <text:p text:style-name="P1">No further action can be implemented until a PSU has been successfully opened.</text:p>
      <text:p text:style-name="P3"><text:bookmark text:name="_7dz0xskdfdzv"/>Start</text:p>
      <text:p text:style-name="Standard">Implemented as a push button. Initially disabled and only enabled when a configuration file and a serial port connection has been successfully opened. It is disabled during a charge cycle.</text:p>
      <text:p text:style-name="P3"><text:bookmark text:name="_27h41uk7gz9"/>Stop</text:p>
      <text:p text:style-name="Standard">Implemented as a push button. It is initially disabled and is only enabled during a charge cycle.</text:p>
      <text:p text:style-name="P3"><text:bookmark text:name="_6e0dmjl8zblj"/>Pause</text:p>
      <text:p text:style-name="Standard">Implemented as a push button. It is initially disabled and is only enabled during a charge <text:soft-page-break/>cycle.</text:p>
      <text:p text:style-name="P3"><text:bookmark text:name="_laboj4k4tk36"/>Quit</text:p>
      <text:p text:style-name="Standard">Implemented as a push button. It is always enabled.</text:p>
      <text:p text:style-name="P2"><text:bookmark text:name="_yfcoq66ujetf"/>None Interactive Displays</text:p>
      <text:p text:style-name="P3"><text:bookmark text:name="_xmfytab4osdj"/>PSU Details</text:p>
      <text:p text:style-name="Standard">The Identification details of the attached PSU are displayed.</text:p>
      <text:p text:style-name="Heading_20_2"><text:bookmark text:name="_tsujkyuljk3x"/>Actual Voltage and Current Values</text:p>
      <text:p text:style-name="Heading_20_2"><text:bookmark text:name="_taot1bllzrb9"/>Chart</text:p>
      <text:p text:style-name="Standard">A chart will be displayed showing the actual voltages and currents during the entire charging cycle. The voltages will be displayed in units of millivolts using the left hand axis. The currents will be displayed <text:s/>in units of milliamps using the right hand axis. The lower axis will be a time axis and will use units of seconds.</text:p>
      <text:p text:style-name="Heading_20_1"><text:bookmark text:name="_lxrehovqyg5n"/>Configuration File Details</text:p>
      <text:p text:style-name="Standard">The configuration file will be in the Microsoft “.ini” format and will be user selectable. Configuration files can be created by the user using a text editor of their choice.</text:p>
      <text:p text:style-name="Standard">The configuration file must contain the following parameters:</text:p>
      <text:list xml:id="list3666294402" text:style-name="WWNum3">
        <text:list-item>
          <text:p text:style-name="P6">MAX_CHARGE_PERIOD<text:line-break/>Maximum charging period in units of milliseconds. If the charging time period is exceeded then the charging cycle will be automatically terminated.</text:p>
        </text:list-item>
        <text:list-item>
          <text:p text:style-name="P6">UPDATE_PERIOD<text:line-break/>Charging cycle monitoring period in units of milliseconds. This is the time period over which checks on the PSU actual voltages and currents are obtained and the charging algorithm applied. It is also the the time period when the main window is updated with the actual values obtained.</text:p>
        </text:list-item>
        <text:list-item>
          <text:p text:style-name="P6">MAX_CONSTANT_CURRENT<text:line-break/>The maximum constant current in units of milliamps. This is the maximum current allowed when charging in the constant current mode.</text:p>
        </text:list-item>
        <text:list-item>
          <text:p text:style-name="P8">MAX_CHARGE_CURRENT<text:line-break/>The maximum charge current in units of milliamps. This is the maximum current allowed when charging. Reaching or exceeding this value causes the charging cycle to terminate with an error.</text:p>
        </text:list-item>
        <text:list-item>
          <text:p text:style-name="P6">COMPLETED_CURRENT<text:line-break/>The completed current in units of milliamps. This is the current when charging in the constant voltage mode and is used to indicate when charging is complete.</text:p>
        </text:list-item>
        <text:list-item>
          <text:p text:style-name="P6">MAX_APPLIED_VOLTS<text:line-break/>The maximum applied voltage in units of millivolts. This is the maximum voltage that <text:soft-page-break/>can be applied during the constant current, constant voltage or initialisation modes of charging.</text:p>
        </text:list-item>
        <text:list-item>
          <text:p text:style-name="P6">MIN_APPLIED_VOLTS<text:line-break/>The minimum applied voltage in units of millivolts. This is the minimum voltage that can be applied during the constant current, constant voltage or initialisation modes of charging.</text:p>
        </text:list-item>
        <text:list-item>
          <text:p text:style-name="P6">VOLTS_INCREMENT<text:line-break/>Voltage increments in units of millivolts. This is the voltage increment used when it is required to keep the charging current within the limits as determined by the maximum charge constant current and completed charge current parameters.</text:p>
        </text:list-item>
      </text:list>
      <text:p text:style-name="Heading_20_1"><text:bookmark text:name="_z86p0huq1394"/>Charging <text:s/>Algorithm</text:p>
      <text:p text:style-name="Standard">The charging algorithm for this program is as outlined in the specification for the Hakadi 18650 1500mA battery and is described as having a constant current phase followed by a constant voltage phase.</text:p>
      <text:p text:style-name="Standard">It is assumed that the starting charging voltage has already been established using the initialisation algorithm.</text:p>
      <text:p text:style-name="Standard"/>
      <text:p text:style-name="P4">The maximum allowed voltage applied to the battery is 4.1v.</text:p>
      <text:p text:style-name="P4">The maximum charging current is 0.5C which in this case is 750mA (1500 / 2).</text:p>
      <text:p text:style-name="P4"><text:span text:style-name="T1">Th</text:span>e charging is complete when the charging current reaches 0.05C. That is in this case 75mA (1500 / 20).</text:p>
      <text:p text:style-name="P4">The specification shows that the battery is charged at constant current initially until the voltage required to maintain this current reaches a maximum value which in this case is 4.1v. That is that the output voltage is maintained at a level less than the maximum voltage such that the charging current does not exceed the 0.5C maximum.</text:p>
      <text:p text:style-name="Standard">Calling this constant current is perhaps a misnomer as it is expected that as the applied voltage approaches the maximum then the charging current will reduce and hence not be constant current.</text:p>
      <text:p text:style-name="P9">The algorithm is fairly basic and is <text:span text:style-name="T2">entered </text:span>as follows.</text:p>
      <text:list text:style-name="L2">
        <text:list-item>
          <text:p text:style-name="P11">The PSU output is disabled. It is assumed that the PSU output is always disabled whenever battery charging is NOT in progress.</text:p>
        </text:list-item>
        <text:list-item>
          <text:p text:style-name="P11">The PSU voltage is set to the value determined by the initialisation algorithm.</text:p>
        </text:list-item>
        <text:list-item>
          <text:p text:style-name="P11">The PSU current is set to the maximum allowed during recharging (NOT the maximum battery charging current).</text:p>
        </text:list-item>
        <text:list-item>
          <text:p text:style-name="P11">The PSU Over Current Protection PSU mode is enabled.</text:p>
        </text:list-item>
        <text:list-item>
          <text:p text:style-name="P11">The update timer is started.</text:p>
        </text:list-item>
        <text:list-item>
          <text:p text:style-name="P11">The PSU output is enabled</text:p>
        </text:list-item>
      </text:list>
      <text:p text:style-name="P10">The algorithm proceeds with following be implemented every time the update timer expires.</text:p>
      <text:list xml:id="list1573757403" text:style-name="L3">
        <text:list-item>
          <text:p text:style-name="P12">The PSU output is checked to see if it is still enabled. If it is not enabled then an excess output <text:span text:style-name="T3">current </text:span>error condition has occurred <text:span text:style-name="T3">(possible short circuit) </text:span>and the charge algorithm is terminated. The error condition is indicated to the user.</text:p>
        </text:list-item>
        <text:list-item>
          <text:p text:style-name="P12">The PSU actual current is obtained.</text:p>
        </text:list-item>
        <text:list-item>
          <text:p text:style-name="P12">If the actual current is less than or equal to the completed current value then the charge algorithm is terminated. The charge complete is indicated to the user.</text:p>
        </text:list-item>
        <text:list-item>
          <text:p text:style-name="P13"><text:soft-page-break/><text:span text:style-name="T3">If the actual current is zero then an open circuit condition has been detected. The charging algorithm is terminated with an error.<text:line-break/>The error condition indicated to the user.</text:span></text:p>
        </text:list-item>
        <text:list-item>
          <text:p text:style-name="P13">If the actual current is less than the constant current value then the new PSU voltage is set to the current value plus the voltage increment.</text:p>
        </text:list-item>
        <text:list-item>
          <text:p text:style-name="P12">If the actual current is greater than the constant current value then the new PSU voltage is set to the current value minus the voltage increment.</text:p>
        </text:list-item>
        <text:list-item>
          <text:p text:style-name="P12">If the new PSU voltage is greater than the maximum allowed then new PSU voltage is set to the maximum allowed.</text:p>
        </text:list-item>
        <text:list-item>
          <text:p text:style-name="P12">The new PSU voltage is then output to the PSU.</text:p>
        </text:list-item>
        <text:list-item>
          <text:p text:style-name="P12">The algorithm then waits until the update timer expires again.</text:p>
        </text:list-item>
      </text:list>
      <text:p text:style-name="Heading_20_1"><text:bookmark text:name="_ksx5b2gw7tp7"/>Initialisation Algorithm</text:p>
      <text:p text:style-name="Standard">The following algorithm is used to ensure that the battery and PSU do not incur any damage when the charging cycle starts.<text:line-break/>Potential damage to the PSU may occur when a higher voltage is applied to the PSU terminals than the current PSU output voltage is programmed for.</text:p>
      <text:p text:style-name="Standard">Potential damage to the battery may occur if an excessive voltage and hence current is applied to it. Hence the algorithm starts with the maximum allowable charging voltage but with the PSU Over Current Protection enabled and set to the maximum allowable charging current.<text:line-break/>The algorithm establishes a starting voltage for the charging algorithm.</text:p>
      <text:p text:style-name="Standard">The algorithm is fairly basic and is implemented as a loop as follows.</text:p>
      <text:list text:style-name="WWNum2">
        <text:list-item>
          <text:p text:style-name="P7">The PSU output is disabled. It is assumed that the PSU output is always disabled whenever battery charging is NOT in progress.</text:p>
        </text:list-item>
        <text:list-item>
          <text:p text:style-name="P7">The PSU output voltage is initially set to the maximum allowed.</text:p>
        </text:list-item>
        <text:list-item>
          <text:p text:style-name="P7">The PSU output current is set to the maximum allowed.</text:p>
        </text:list-item>
        <text:list-item>
          <text:p text:style-name="P7">The PSU Over Current Protection PSU mode is <text:span text:style-name="T2">enabled</text:span>.</text:p>
        </text:list-item>
        <text:list-item>
          <text:p text:style-name="P7">The PSU output is enabled.</text:p>
        </text:list-item>
        <text:list-item>
          <text:p text:style-name="P7">The PSU status is checked to see if the output is disabled. That is that the Over Current Protection has disabled the PSU output.</text:p>
        </text:list-item>
        <text:list-item>
          <text:p text:style-name="P7">If the PSU output is disabled then the voltage to apply is decremented by the voltage increment.</text:p>
        </text:list-item>
        <text:list-item>
          <text:p text:style-name="P7">If the voltage has reached the allowed minimum then the initialisation has failed and is complete.</text:p>
        </text:list-item>
        <text:list-item>
          <text:p text:style-name="P7">If the PSU output has been disabled then the cycle is repeated but using the now decremented voltage as a starting point. </text:p>
        </text:list-item>
        <text:list-item>
          <text:p text:style-name="P7">The PSU output has not been disabled so the initialisation is complete and the currently applied PSU output voltage is the start voltage for the charging algorithm.</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ARM_EABI LibreOffice_project/40$Build-2</meta:generator>
    <dc:date>2024-04-08T13:12:54.872370146</dc:date>
    <meta:editing-duration>PT30M29S</meta:editing-duration>
    <meta:editing-cycles>4</meta:editing-cycles>
    <meta:document-statistic meta:table-count="0" meta:image-count="0" meta:object-count="0" meta:page-count="4" meta:paragraph-count="77" meta:word-count="1418" meta:character-count="8354" meta:non-whitespace-character-count="7043"/>
  </office:meta>
</office:document-meta>
</file>